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/>
    </style:style>
    <style:style style:name="P17" style:family="paragraph">
      <loext:graphic-properties draw:fill="none" draw:fill-color="#ffffff"/>
      <style:paragraph-properties style:writing-mode="lr-tb"/>
      <style:text-properties fo:color="#ff0000" fo:font-style="italic" style:text-underline-style="solid" style:text-underline-width="auto" style:text-underline-color="font-color" fo:font-weight="bold"/>
    </style:style>
    <style:style style:name="P18" style:family="paragraph">
      <style:text-properties fo:color="#ff0000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="none" draw:fill-color="#ffffff"/>
      <style:paragraph-properties style:writing-mode="lr-tb"/>
      <style:text-properties fo:color="#ff0000" fo:font-size="14pt" fo:font-style="italic" style:text-underline-style="solid" style:text-underline-width="auto" style:text-underline-color="font-color" fo:font-weight="bold"/>
    </style:style>
    <style:style style:name="P20" style:family="paragraph">
      <loext:graphic-properties draw:fill-color="#dde8cb"/>
      <style:paragraph-properties fo:text-align="center"/>
    </style:style>
    <style:style style:name="P21" style:family="paragraph">
      <style:text-properties fo:color="#00a933" fo:font-size="14pt" fo:font-style="italic" style:text-underline-style="solid" style:text-underline-width="auto" style:text-underline-color="font-color" fo:font-weight="bold"/>
    </style:style>
    <style:style style:name="P22" style:family="paragraph">
      <loext:graphic-properties draw:fill="none" draw:fill-color="#ffffff"/>
      <style:paragraph-properties style:writing-mode="lr-tb"/>
      <style:text-properties fo:color="#00a933" fo:font-size="14pt" fo:font-style="italic" style:text-underline-style="solid" style:text-underline-width="auto" style:text-underline-color="font-color" fo:font-weight="bold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/>
    </style:style>
    <style:style style:name="T7" style:family="text">
      <style:text-properties fo:color="#ff0000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</text:span><text:span text:style-name="T1">O</text:span><text:span text:style-name="T1">S </text:span><text:span text:style-name="T1">1 </text:span><text:span text:style-name="T1">Mu</text:span><text:span text:style-name="T1">ltip</text:span><text:span text:style-name="T1">le </text:span><text:span text:style-name="T1">No</text:span><text:span text:style-name="T1">de </text:span><text:span text:style-name="T1">De</text:span><text:span text:style-name="T1">plo</text:span><text:span text:style-name="T1">ym</text:span><text:span text:style-name="T1">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9" draw:layer="layout" svg:width="7.83cm" svg:height="0.962cm" svg:x="16.002cm" svg:y="4.572cm">
          <draw:text-box>
            <text:p text:style-name="P18">Bind Host Network Interface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</text:span><text:span text:style-name="T3">Servic</text:span><text:span text:style-name="T3">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</text:span><text:span text:style-name="T3">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</text:span><text:span text:style-name="T6">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20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2" draw:layer="layout" svg:width="2.794cm" svg:height="0.962cm" svg:x="5.842cm" svg:y="9.96cm">
          <draw:text-box>
            <text:p text:style-name="P21">Docker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3:08:29.135422908</meta:creation-date>
    <dc:date>2023-02-09T22:28:00.424368483</dc:date>
    <meta:editing-duration>PT9M26S</meta:editing-duration>
    <meta:editing-cycles>4</meta:editing-cycles>
    <meta:generator>LibreOffice/6.4.7.2$Linux_X86_64 LibreOffice_project/40$Build-2</meta:generator>
    <meta:document-statistic meta:object-count="128"/>
  </office:meta>
</office:document-meta>
</file>